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 Mono" svg:font-family="'Roboto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11.086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0.926cm"/>
        </style:tab-stops>
      </style:paragraph-properties>
      <style:text-properties style:font-name="Courier New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>
        <style:tab-stops>
          <style:tab-stop style:position="0.926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.926cm"/>
        </style:tab-stops>
      </style:paragraph-properties>
      <style:text-properties fo:color="#000000" style:text-outline="false" style:text-line-through-style="none" style:font-name="Courier Ne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font-variant="normal" fo:text-transform="none" fo:color="#660066" style:font-name="Courier New1" fo:font-size="11pt" fo:letter-spacing="normal" fo:background-color="transparent" style:font-size-asian="11pt" style:font-size-complex="11pt" loext:char-shading-value="0" loext:padding="0cm" loext:border="none"/>
    </style:style>
    <style:style style:name="T5" style:family="text">
      <style:text-properties style:font-name="Courier New1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2896496956950580" text:style-name="Outline">
        <text:list-item>
          <text:h text:style-name="P8" text:outline-level="1">Widget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9-12-2018</text:p>
      <text:p text:style-name="Standard"/>
      <text:p text:style-name="P1">Programa:<text:tab/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Widget</text:p>
          </table:table-cell>
          <table:table-cell table:style-name="Tabla1.B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<text:bookmark-start text:name="__DdeLink__2345_76597547"/><text:span text:style-name="Source_20_Text"><text:span text:style-name="T4">ListTile</text:span></text:span><text:bookmark-end text:name="__DdeLink__2345_76597547"/></text:p>
          </table:table-cell>
          <table:table-cell table:style-name="Tabla1.B2" office:value-type="string">
            <text:p text:style-name="P2"><text:a xlink:type="simple" xlink:href="https://docs.flutter.io/flutter/material/ListTile-class.html" text:style-name="Internet_20_link" text:visited-style-name="Visited_20_Internet_20_Link"><text:span text:style-name="T5">Oficial</text:span></text:a></text:p>
            <text:p text:style-name="P2"><text:a xlink:type="simple" xlink:href="https://stackoverflow.com/questions/47107027/how-to-center-the-title-of-a-listtile-in-flutter" text:style-name="Internet_20_link" text:visited-style-name="Visited_20_Internet_20_Link"><text:span text:style-name="T5">centrado del titulo</text:span></text:a></text:p>
          </table:table-cell>
        </table:table-row>
        <table:table-row>
          <table:table-cell table:style-name="Tabla1.A2" office:value-type="string">
            <text:p text:style-name="P7">SingleChildScrollView</text:p>
          </table:table-cell>
          <table:table-cell table:style-name="Tabla1.B2" office:value-type="string">
            <text:p text:style-name="P2"><text:a xlink:type="simple" xlink:href="https://www.youtube.com/watch?v=AADPVvL1DYI&amp;feature=youtu.be&amp;fbclid=IwAR0sG7qw706VQa-EkD0sqsaaWDGv8JLp2BbCa0zDwY77JbcJbeg0zd61Gn4" text:style-name="Internet_20_link" text:visited-style-name="Visited_20_Internet_20_Link"><text:span text:style-name="T5">Video argel</text:span></text:a></text:p>
            <text:p text:style-name="P3">Permite que filas y columnas no se desborden, con la propiedad scrolldirection= axis.horizontal <text:s/><text:span text:style-name="T3">para las </text:span><text:span text:style-name="T3">filas</text:span></text:p>
          </table:table-cell>
        </table:table-row>
        <table:table-row>
          <table:table-cell table:style-name="Tabla1.A2" office:value-type="string">
            <text:p text:style-name="P7">Rubber</text:p>
          </table:table-cell>
          <table:table-cell table:style-name="Tabla1.B2" office:value-type="string">
            <text:p text:style-name="P2"><text:a xlink:type="simple" xlink:href="https://pub.dartlang.org/packages/rubber" text:style-name="Internet_20_link" text:visited-style-name="Visited_20_Internet_20_Link"><text:span text:style-name="T5">libreria oficial</text:span></text:a></text:p>
            <text:p text:style-name="P2"><text:a xlink:type="simple" xlink:href="https://medium.com/@mattia_crovero/rubber-a-material-bottom-sheet-in-flutter-9f1bf519cc9a" text:style-name="Internet_20_link" text:visited-style-name="Visited_20_Internet_20_Link"><text:span text:style-name="T5">Mediu</text:span></text:a></text:p>
            <text:p text:style-name="P3">No entendi</text:p>
          </table:table-cell>
        </table:table-row>
      </table:table>
      <text:p text:style-name="P1"><text:a xlink:type="simple" xlink:href="https://proandroiddev.com/flutter-from-zero-to-comfortable-6b1d6b2d20e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 Mono" svg:font-family="'Roboto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8-12-07T11:10:12.418000000</meta:creation-date>
    <meta:editing-duration>PT6H53M10S</meta:editing-duration>
    <meta:generator>OpenOffice/4.1.6$Unix OpenOffice.org_project/416m1$Build-9790</meta:generator>
    <dc:date>2019-03-17T23:58:19</dc:date>
    <meta:document-statistic meta:table-count="1" meta:image-count="0" meta:object-count="0" meta:page-count="2" meta:paragraph-count="21" meta:word-count="47" meta:character-count="35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